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7370" officeooo:paragraph-rsid="00017370"/>
    </style:style>
    <style:style style:name="P2" style:family="paragraph" style:parent-style-name="Standard">
      <style:text-properties officeooo:rsid="0001cb9a" officeooo:paragraph-rsid="0001cb9a"/>
    </style:style>
    <style:style style:name="P3" style:family="paragraph" style:parent-style-name="Standard">
      <style:text-properties officeooo:rsid="0001cb9a" officeooo:paragraph-rsid="0001cb9a"/>
    </style:style>
    <style:style style:name="P4" style:family="paragraph" style:parent-style-name="Standard">
      <style:text-properties officeooo:rsid="0001cb9a" officeooo:paragraph-rsid="00028633"/>
    </style:style>
    <style:style style:name="P5" style:family="paragraph" style:parent-style-name="Standard">
      <style:text-properties officeooo:rsid="00017370" officeooo:paragraph-rsid="00017370"/>
    </style:style>
    <style:style style:name="P6" style:family="paragraph" style:parent-style-name="Standard">
      <style:text-properties officeooo:rsid="00028633" officeooo:paragraph-rsid="00028633"/>
    </style:style>
    <style:style style:name="P7" style:family="paragraph" style:parent-style-name="Standard">
      <style:text-properties officeooo:rsid="0003c089" officeooo:paragraph-rsid="0003c089"/>
    </style:style>
    <style:style style:name="P8" style:family="paragraph" style:parent-style-name="Standard">
      <style:text-properties officeooo:rsid="0003c089" officeooo:paragraph-rsid="0006e621"/>
    </style:style>
    <style:style style:name="P9" style:family="paragraph" style:parent-style-name="Standard">
      <style:text-properties fo:font-weight="bold" officeooo:rsid="0003c089" officeooo:paragraph-rsid="0006e621" style:font-weight-asian="bold" style:font-weight-complex="bold"/>
    </style:style>
    <style:style style:name="T1" style:family="text">
      <style:text-properties officeooo:rsid="00028633"/>
    </style:style>
    <style:style style:name="T2" style:family="text">
      <style:text-properties officeooo:rsid="00056e9b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6">1) git pull https://bitbucket.org/wiziq/vcautomation.git</text:p>
      <text:p text:style-name="P6"/>
      <text:p text:style-name="P2"><text:span text:style-name="T1">2) </text:span>Update config.js file [vcautomation/config/config.js]</text:p>
      <text:p text:style-name="P2"/>
      <text:p text:style-name="P2"><text:span text:style-name="T1"><text:tab/>i</text:span>) Update hostName</text:p>
      <text:p text:style-name="P2"/>
      <text:p text:style-name="P2"><text:tab/> <text:s text:c="5"/>var hostName=<text:span text:style-name="T3">'wss://node-vcqa.wiziq.com'</text:span>;</text:p>
      <text:p text:style-name="P2"/>
      <text:p text:style-name="P2"><text:span text:style-name="T1"><text:tab/>ii</text:span>) Update chat server url</text:p>
      <text:p text:style-name="P2"/>
      <text:p text:style-name="P2"><text:s text:c="6"/><text:tab/><text:tab/>var chatRootUrl=<text:span text:style-name="T3">'https://prov-vcqa.wiziq.com/' </text:span><text:s/></text:p>
      <text:p text:style-name="P2"/>
      <text:p text:style-name="P2"><text:span text:style-name="T1"><text:tab/>iv</text:span>) Update session name</text:p>
      <text:p text:style-name="P2"/>
      <text:p text:style-name="P2"><text:s text:c="7"/><text:tab/><text:tab/>var sessionName1=<text:span text:style-name="T3">'444ba83f-6156-4bd5-ba11-1489d68d15fb'</text:span></text:p>
      <text:p text:style-name="P2"><text:s text:c="7"/></text:p>
      <text:p text:style-name="P4"><text:s text:c="7"/><text:tab/> <text:tab/>[schedule a forever class and <text:s/>launch the class. Get a session name of that class and <text:tab/><text:tab/><text:tab/>update <text:s/>it in config.js file]</text:p>
      <text:p text:style-name="P7"/>
      <text:p text:style-name="P7">3) Run shellscript to add users</text:p>
      <text:p text:style-name="P7"><text:tab/></text:p>
      <text:p text:style-name="P7"><text:tab/>Go to this directory <text:span text:style-name="T2">~/</text:span>vcautomation/scripts/ <text:s text:c="2"/><text:span text:style-name="T2">and r</text:span>un this command </text:p>
      <text:p text:style-name="P8"><text:tab/></text:p>
      <text:p text:style-name="P9">./addusers.sh -n 20 -to 60</text:p>
      <text:p text:style-name="P7"><text:tab/></text:p>
      <text:p text:style-name="P7"><text:tab/>-n is the no of users you want to add in class</text:p>
      <text:p text:style-name="P7"><text:tab/>-to is the amount of time in seconds, for given seconds users remain in session</text:p>
      <text:p text:style-name="P7"/>
      <text:p text:style-name="P7"><text:tab/> -n and -to are dynamic you can pass different values according to your requirement.</text:p>
      <text:p text:style-name="P7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3:11:24.915734270</meta:creation-date>
    <dc:date>2016-06-22T15:06:19.226380504</dc:date>
    <meta:editing-duration>PT26M52S</meta:editing-duration>
    <meta:editing-cycles>5</meta:editing-cycles>
    <meta:generator>LibreOffice/4.2.4.2$Linux_X86_64 LibreOffice_project/420m0$Build-2</meta:generator>
    <meta:document-statistic meta:table-count="0" meta:image-count="0" meta:object-count="0" meta:page-count="1" meta:paragraph-count="19" meta:word-count="109" meta:character-count="826" meta:non-whitespace-character-count="670"/>
  </office:meta>
</office:document-meta>
</file>